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399cm" table:align="margins" style:writing-mode="page"/>
    </style:style>
    <style:style style:name="Tabela1.A" style:family="table-column">
      <style:table-column-properties style:column-width="2.701cm" style:rel-column-width="9122*"/>
    </style:style>
    <style:style style:name="Tabela1.B" style:family="table-column">
      <style:table-column-properties style:column-width="13.3cm" style:rel-column-width="44929*"/>
    </style:style>
    <style:style style:name="Tabela1.C" style:family="table-column">
      <style:table-column-properties style:column-width="3.399cm" style:rel-column-width="11484*"/>
    </style:style>
    <style:style style:name="Tabela1.A1" style:family="table-cell">
      <style:table-cell-properties fo:padding="0.101cm" fo:border="none"/>
    </style:style>
    <style:style style:name="Tabela1.2" style:family="table-row">
      <style:table-row-properties style:row-height="0.801cm"/>
    </style:style>
    <style:style style:name="Tabela1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1.C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1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1.B3" style:family="table-cell">
      <style:table-cell-properties fo:padding="0.101cm" fo:border="0.05pt solid #000000"/>
    </style:style>
    <style:style style:name="Tabela1.4" style:family="table-row">
      <style:table-row-properties style:row-height="0.4cm"/>
    </style:style>
    <style:style style:name="Tabela1.A5" style:family="table-cell">
      <style:table-cell-properties style:vertical-align="middle" fo:padding="0.101cm" fo:border="none"/>
    </style:style>
    <style:style style:name="P1" style:family="paragraph" style:parent-style-name="Descritivo_20_campo">
      <style:text-properties officeooo:paragraph-rsid="001a20b2"/>
    </style:style>
    <style:style style:name="P2" style:family="paragraph" style:parent-style-name="Standard">
      <style:text-properties officeooo:paragraph-rsid="001a20b2"/>
    </style:style>
    <style:style style:name="P3" style:family="paragraph" style:parent-style-name="Table_20_Contents">
      <style:text-properties officeooo:paragraph-rsid="001a20b2"/>
    </style:style>
    <style:style style:name="P4" style:family="paragraph" style:parent-style-name="Dado_20_campo">
      <style:text-properties officeooo:paragraph-rsid="001a20b2"/>
    </style:style>
    <style:style style:name="P5" style:family="paragraph" style:parent-style-name="Descritivo_20_número">
      <style:text-properties officeooo:paragraph-rsid="001a20b2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xNome" text:name="py3o.danfe.NFe.infNFe.emit.xNome.valor"/>
        <text:user-field-decl office:value-type="string" office:string-value="da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versao.valor" text:name="py3o.danfe.NFe.infNFe.versao.valor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nfNFe.ide.tpNF.valor" text:name="py3o.danfe.NFe.infNFe.ide.tpNF.valor"/>
        <text:user-field-decl office:value-type="string" office:string-value="danfe.NFe.infNFe.emit.xNome" text:name="py3o.danfe.NFe.infNFe.emit.xNome"/>
        <text:user-field-decl office:value-type="string" office:string-value="danfe.chave_formatada" text:name="py3o.danfe.chave_formatada"/>
        <text:user-field-decl office:value-type="string" office:string-value="danfe.numero_formatado" text:name="py3o.danfe.numero_formatado"/>
        <text:user-field-decl office:value-type="string" office:string-value="danfe.serie_formatada" text:name="py3o.danfe.serie_formatada"/>
      </text:user-field-decls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2">
          <table:table-cell table:style-name="Tabela1.A2" table:number-columns-spanned="2" office:value-type="string">
            <text:p text:style-name="P1">Recebemos de <text:span text:style-name="T2">TEXXTILCOM SERVICOS E COMERCIO DE PAPEL LTDA</text:span><text:s/>os produtos e/ou serviços constantes na <text:span text:style-name="T2">Nota Fiscal Eletrônica</text:span> indicada ao lado</text:p>
            <text:p text:style-name="P4"/>
            <text:p text:style-name="P4"/>
          </table:table-cell>
          <table:covered-table-cell/>
          <table:table-cell table:style-name="Tabela1.C2" table:number-rows-spanned="2" office:value-type="string">
            <text:p text:style-name="P5">NF-e</text:p>
            <text:p text:style-name="P5">Nº 000.001.599</text:p>
            <text:p text:style-name="P5">SÉRIE 001</text:p>
          </table:table-cell>
        </table:table-row>
        <table:table-row table:style-name="Tabela1.2">
          <table:table-cell table:style-name="Tabela1.A3" office:value-type="string">
            <text:p text:style-name="P1">Data de Recebimento</text:p>
            <text:p text:style-name="P4"/>
          </table:table-cell>
          <table:table-cell table:style-name="Tabela1.B3" office:value-type="string">
            <text:p text:style-name="P1">Identificação e assinatura do recebedor</text:p>
            <text:p text:style-name="P4"/>
          </table:table-cell>
          <table:covered-table-cell/>
        </table:table-row>
        <table:table-row table:style-name="Tabela1.4">
          <table:table-cell table:style-name="Tabela1.A1" table:number-columns-spanned="3" office:value-type="string">
            <text:p text:style-name="P3"><draw:line text:anchor-type="paragraph" draw:z-index="0" draw:name="Forma1" draw:style-name="gr1" draw:text-style-name="P6" svg:x1="-0.101cm" svg:y1="0.099cm" svg:x2="19.298cm" svg:y2="0.099cm"><text:p/></draw:line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0-01-13T10:29:48.943302945</dc:date>
    <meta:editing-duration>PT9M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8" meta:word-count="28" meta:character-count="254" meta:non-whitespace-character-count="234"/>
  </office:meta>
</office:document-meta>
</file>